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edResource.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Resource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Resource.TransformedResource( Resource original , byte [ ] transformed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